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Extra</text:p>
          </table:table-cell>
          <table:table-cell office:value-type="float" office:value="-400">
            <text:p>-400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khil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Dont Know</text:p>
          </table:table-cell>
        </table:table-row>
        <table:table-row table:style-name="ro2">
          <table:table-cell/>
          <table:table-cell office:value-type="string">
            <text:p>Venu</text:p>
          </table:table-cell>
          <table:table-cell office:value-type="float" office:value="200">
            <text:p>200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InterviewTaken-1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/>
          <table:table-cell office:value-type="string">
            <text:p>Interview – Online – 1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8/08/2018</text:date>, <text:time>14:2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8-08T14:27:06.25</meta:creation-date>
    <meta:generator>OpenOffice/4.1.5$Win32 OpenOffice.org_project/415m1$Build-9789</meta:generator>
    <dc:date>2018-08-08T14:29:01.77</dc:date>
    <dc:creator>jawahar subramanian</dc:creator>
    <meta:editing-duration>PT1M56S</meta:editing-duration>
    <meta:editing-cycles>1</meta:editing-cycles>
    <meta:document-statistic meta:table-count="3" meta:cell-count="15" meta:object-count="0"/>
  </office:meta>
</office:document-meta>
</file>